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00b8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8cm" fo:min-width="1.08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5cm" fo:min-width="3.852cm"/>
    </style:style>
    <style:style style:name="gr8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.5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5cm" fo:min-width="0.51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5cm" fo:min-width="0.51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6cm" fo:min-width="0.51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8cm" fo:min-width="0.95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8cm" fo:min-width="0cm"/>
    </style:style>
    <style:style style:name="gr17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6cm" fo:min-width="4.00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6cm" fo:min-width="0.51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8cm" fo:min-width="1.031cm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objectwithoutfill">
      <style:graphic-properties draw:marker-end="Arrowheads_20_1" draw:fill="none" draw:textarea-vertical-align="middle"/>
    </style:style>
    <style:style style:name="gr2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style:text-position="sub 58%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text-position="sub 58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2" draw:id="id2" draw:layer="layout" svg:width="8.58cm" svg:height="2.394cm" svg:x="7.212cm" svg:y="16.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8.985cm" svg:y1="12.716cm" svg:x2="23.835cm" svg:y2="12.716cm">
          <text:p/>
        </draw:line>
        <draw:line draw:style-name="gr2" draw:text-style-name="P1" draw:layer="layout" svg:x1="18.936cm" svg:y1="14.662cm" svg:x2="23.786cm" svg:y2="14.662cm">
          <text:p/>
        </draw:line>
        <draw:line draw:style-name="gr2" draw:text-style-name="P1" draw:layer="layout" svg:x1="18.985cm" svg:y1="12.716cm" svg:x2="18.985cm" svg:y2="14.661cm">
          <text:p/>
        </draw:line>
        <draw:custom-shape draw:style-name="gr3" draw:text-style-name="P1" draw:layer="layout" svg:width="2.273cm" svg:height="0.399cm" svg:x="21.701cm" svg:y="13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388cm" svg:height="1.946cm" svg:x="21.313cm" svg:y="12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3" draw:id="id3" draw:layer="layout" svg:width="2.328cm" svg:height="1.946cm" svg:x="18.985cm" svg:y="12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.594cm" svg:height="0.599cm" svg:x="23.974cm" svg:y="13.41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2" draw:layer="layout" svg:width="1.828cm" svg:height="1.271cm" svg:x="25.172cm" svg:y="12.429cm">
          <draw:text-box>
            <text:p><text:span text:style-name="T1">W</text:span><text:span text:style-name="T2">c1</text:span></text:p>
          </draw:text-box>
        </draw:frame>
        <draw:frame draw:style-name="gr7" draw:text-style-name="P3" draw:layer="layout" svg:width="3.563cm" svg:height="1.361cm" svg:x="23cm" svg:y="11.2cm">
          <draw:text-box>
            <text:p text:style-name="P3">Low-Pressure</text:p>
            <text:p text:style-name="P3">Compressor</text:p>
          </draw:text-box>
        </draw:frame>
        <draw:custom-shape draw:style-name="gr8" draw:text-style-name="P1" xml:id="id1" draw:id="id1" draw:layer="layout" svg:width="1.596cm" svg:height="1.597cm" svg:x="2.353cm" svg:y="14.0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595cm" svg:height="1.596cm" draw:transform="skewX (-0.000698131700797843) rotate (-0.83723444218168) translate (3.21cm 13.756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332.8487051340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svg:x1="3.151cm" svg:y1="15.682cm" svg:x2="7.212cm" svg:y2="17.707cm" draw:start-shape="id1" draw:start-glue-point="8" draw:end-shape="id2" draw:end-glue-point="3" svg:d="m3151 15682v2025h4061" svg:viewBox="0 0 4062 2026">
          <text:p/>
        </draw:connector>
        <draw:connector draw:style-name="gr10" draw:text-style-name="P1" draw:layer="layout" svg:x1="15.792cm" svg:y1="17.707cm" svg:x2="20.149cm" svg:y2="14.662cm" draw:start-shape="id2" draw:start-glue-point="1" draw:end-shape="id3" draw:end-glue-point="2" svg:d="m15792 17707h4357v-3045" svg:viewBox="0 0 4358 3046">
          <text:p/>
        </draw:connector>
        <draw:frame draw:style-name="gr11" draw:text-style-name="P4" draw:layer="layout" svg:width="0.894cm" svg:height="1.038cm" svg:x="5.106cm" svg:y="9.7cm">
          <draw:text-box>
            <text:p><text:span text:style-name="T3">3</text:span></text:p>
          </draw:text-box>
        </draw:frame>
        <draw:frame draw:style-name="gr12" draw:text-style-name="P4" draw:layer="layout" svg:width="0.894cm" svg:height="1.038cm" svg:x="18.706cm" svg:y="2.4cm">
          <draw:text-box>
            <text:p><text:span text:style-name="T3">4</text:span></text:p>
          </draw:text-box>
        </draw:frame>
        <draw:frame draw:style-name="gr13" draw:text-style-name="P4" draw:layer="layout" svg:width="0.894cm" svg:height="1.038cm" svg:x="20cm" svg:y="7.6cm">
          <draw:text-box>
            <text:p><text:span text:style-name="T3">9</text:span></text:p>
          </draw:text-box>
        </draw:frame>
        <draw:frame draw:style-name="gr14" draw:text-style-name="P4" draw:layer="layout" svg:width="0.864cm" svg:height="1.038cm" svg:x="20.149cm" svg:y="11.7cm">
          <draw:text-box>
            <text:p><text:span text:style-name="T3">2</text:span></text:p>
          </draw:text-box>
        </draw:frame>
        <draw:custom-shape draw:style-name="gr5" draw:text-style-name="P1" draw:layer="layout" svg:width="0.599cm" svg:height="1.796cm" svg:x="11.103cm" svg:y="18.904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4" draw:layer="layout" svg:width="1.679cm" svg:height="1.271cm" svg:x="11.621cm" svg:y="19.503cm">
          <draw:text-box>
            <text:p><text:span text:style-name="T3">Q</text:span><text:span text:style-name="T4">L</text:span></text:p>
          </draw:text-box>
        </draw:frame>
        <draw:frame draw:style-name="gr16" draw:text-style-name="P4" draw:layer="layout" svg:width="3.965cm" svg:height="1.038cm" svg:x="9.735cm" svg:y="17.262cm">
          <draw:text-box>
            <text:p text:style-name="P4">Evaporator</text:p>
          </draw:text-box>
        </draw:frame>
        <draw:custom-shape draw:style-name="gr17" draw:text-style-name="P1" xml:id="id4" draw:id="id4" draw:layer="layout" svg:width="8.58cm" svg:height="2.394cm" svg:x="7.24cm" svg:y="2.22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7cm" svg:height="1.825cm" svg:x="18.211cm" svg:y="8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4" draw:layer="layout" svg:width="4.39cm" svg:height="1.038cm" svg:x="9.538cm" svg:y="2.921cm">
          <draw:text-box>
            <text:p><text:span text:style-name="T3">Condenser</text:span></text:p>
          </draw:text-box>
        </draw:frame>
        <draw:line draw:style-name="gr2" draw:text-style-name="P1" draw:layer="layout" svg:x1="18.913cm" svg:y1="4.616cm" svg:x2="23.763cm" svg:y2="4.616cm">
          <text:p/>
        </draw:line>
        <draw:line draw:style-name="gr2" draw:text-style-name="P1" draw:layer="layout" svg:x1="18.864cm" svg:y1="6.562cm" svg:x2="23.714cm" svg:y2="6.562cm">
          <text:p/>
        </draw:line>
        <draw:line draw:style-name="gr2" draw:text-style-name="P1" draw:layer="layout" svg:x1="18.913cm" svg:y1="4.616cm" svg:x2="18.913cm" svg:y2="6.561cm">
          <text:p/>
        </draw:line>
        <draw:custom-shape draw:style-name="gr3" draw:text-style-name="P1" draw:layer="layout" svg:width="2.273cm" svg:height="0.399cm" svg:x="20.629cm" svg:y="5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388cm" svg:height="1.946cm" svg:x="20.241cm" svg:y="4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6" draw:id="id6" draw:layer="layout" svg:width="1.287cm" svg:height="1.946cm" svg:x="18.913cm" svg:y="4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.594cm" svg:height="0.599cm" svg:x="22.902cm" svg:y="5.31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2" draw:layer="layout" svg:width="1.828cm" svg:height="1.271cm" svg:x="24.068cm" svg:y="4.358cm">
          <draw:text-box>
            <text:p><text:span text:style-name="T1">W</text:span><text:span text:style-name="T2">c2</text:span></text:p>
          </draw:text-box>
        </draw:frame>
        <draw:custom-shape draw:style-name="gr8" draw:text-style-name="P1" xml:id="id5" draw:id="id5" draw:layer="layout" svg:width="1.596cm" svg:height="1.597cm" svg:x="2.481cm" svg:y="4.7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595cm" svg:height="1.596cm" draw:transform="skewX (-0.000698131700797843) rotate (-0.83723444218168) translate (3.338cm 4.456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332.8487051340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svg:x1="7.24cm" svg:y1="3.42cm" svg:x2="3.279cm" svg:y2="4.785cm" draw:start-shape="id4" draw:start-glue-point="3" draw:end-shape="id5" draw:end-glue-point="4" svg:d="m7240 3420h-3961v1365" svg:viewBox="0 0 3962 1366">
          <text:p/>
        </draw:connector>
        <draw:connector draw:style-name="gr10" draw:text-style-name="P1" draw:layer="layout" svg:x1="19.556cm" svg:y1="4.616cm" svg:x2="15.82cm" svg:y2="3.42cm" draw:start-shape="id6" draw:start-glue-point="0" draw:end-shape="id4" draw:end-glue-point="1" svg:d="m19556 4616v-1196h-3736" svg:viewBox="0 0 3737 1197">
          <text:p/>
        </draw:connector>
        <draw:frame draw:style-name="gr19" draw:text-style-name="P4" draw:layer="layout" svg:width="0.894cm" svg:height="1.038cm" svg:x="2.397cm" svg:y="11.061cm">
          <draw:text-box>
            <text:p><text:span text:style-name="T3">7</text:span></text:p>
          </draw:text-box>
        </draw:frame>
        <draw:frame draw:style-name="gr12" draw:text-style-name="P4" draw:layer="layout" svg:width="0.894cm" svg:height="1.038cm" svg:x="2.257cm" svg:y="16.01cm">
          <draw:text-box>
            <text:p><text:span text:style-name="T3">8</text:span></text:p>
          </draw:text-box>
        </draw:frame>
        <draw:frame draw:style-name="gr13" draw:text-style-name="P4" draw:layer="layout" svg:width="0.894cm" svg:height="1.038cm" svg:x="5.9cm" svg:y="2.5cm">
          <draw:text-box>
            <text:p><text:span text:style-name="T3">5</text:span></text:p>
          </draw:text-box>
        </draw:frame>
        <draw:frame draw:style-name="gr14" draw:text-style-name="P4" draw:layer="layout" svg:width="0.894cm" svg:height="1.038cm" svg:x="2.306cm" svg:y="6.71cm">
          <draw:text-box>
            <text:p><text:span text:style-name="T3">6</text:span></text:p>
          </draw:text-box>
        </draw:frame>
        <draw:custom-shape draw:style-name="gr5" draw:text-style-name="P1" draw:layer="layout" svg:width="0.598cm" svg:height="1.796cm" svg:x="10.932cm" svg:y="0.427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0" draw:text-style-name="P4" draw:layer="layout" svg:width="1.65cm" svg:height="1.271cm" svg:x="11.478cm" svg:y="0.454cm">
          <draw:text-box>
            <text:p><text:span text:style-name="T3">Q</text:span><text:span text:style-name="T4">H</text:span></text:p>
          </draw:text-box>
        </draw:frame>
        <draw:frame draw:style-name="gr16" draw:text-style-name="P5" xml:id="id7" draw:id="id7" draw:layer="layout" svg:width="3.889cm" svg:height="1.825cm" svg:x="18.211cm" svg:y="8.775cm">
          <draw:text-box>
            <text:p text:style-name="P5">Heat </text:p>
            <text:p text:style-name="P5">Exchanger</text:p>
          </draw:text-box>
        </draw:frame>
        <draw:frame draw:style-name="gr7" draw:text-style-name="P3" draw:layer="layout" svg:width="3.8cm" svg:height="1.361cm" svg:x="22.6cm" svg:y="3.2cm">
          <draw:text-box>
            <text:p text:style-name="P3">High-Pressure</text:p>
            <text:p text:style-name="P3">Compressor</text:p>
          </draw:text-box>
        </draw:frame>
        <draw:custom-shape draw:style-name="gr21" draw:text-style-name="P1" draw:layer="layout" svg:width="3cm" svg:height="2.6cm" svg:x="1.7cm" svg:y="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3cm" svg:height="1.4cm" svg:x="1.7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" draw:layer="layout" svg:width="2.538cm" svg:height="1.361cm" svg:x="1.9cm" svg:y="9.1cm">
          <draw:text-box>
            <text:p text:style-name="P3">Flash </text:p>
            <text:p text:style-name="P3">Chamber</text:p>
          </draw:text-box>
        </draw:frame>
        <draw:connector draw:style-name="gr10" draw:text-style-name="P1" draw:layer="layout" draw:type="lines" svg:x1="20.149cm" svg:y1="12.716cm" svg:x2="20.155cm" svg:y2="10.6cm" draw:start-shape="id3" draw:end-shape="id7" draw:end-glue-point="2" svg:d="m20149 12716v-550l6-1066v-500" svg:viewBox="0 0 7 2117">
          <text:p/>
        </draw:connector>
        <draw:line draw:style-name="gr24" draw:text-style-name="P1" draw:layer="layout" svg:x1="20cm" svg:y1="8.775cm" svg:x2="20cm" svg:y2="6.562cm">
          <text:p/>
        </draw:line>
        <draw:line draw:style-name="gr24" draw:text-style-name="P1" draw:layer="layout" svg:x1="3.2cm" svg:y1="6.382cm" svg:x2="3.2cm" svg:y2="8.5cm">
          <text:p/>
        </draw:line>
        <draw:line draw:style-name="gr24" draw:text-style-name="P1" draw:layer="layout" svg:x1="3.2cm" svg:y1="11.1cm" svg:x2="3.2cm" svg:y2="14.085cm">
          <text:p/>
        </draw:line>
        <draw:line draw:style-name="gr24" draw:text-style-name="P1" draw:layer="layout" svg:x1="4.7cm" svg:y1="9.7cm" svg:x2="18.211cm" svg:y2="9.7cm">
          <text:p/>
        </draw:line>
        <draw:frame draw:style-name="gr13" draw:text-style-name="P4" draw:layer="layout" svg:width="0.894cm" svg:height="1.038cm" svg:x="16.306cm" svg:y="16.669cm">
          <draw:text-box>
            <text:p><text:span text:style-name="T3">1</text:span></text:p>
          </draw:text-box>
        </draw:frame>
        <presentation:notes draw:style-name="dp2">
          <draw:page-thumbnail draw:style-name="gr2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3-04-08T19:46:46</meta:creation-date>
    <dc:date>2013-04-12T19:43:09</dc:date>
    <dc:creator>Jefferson Gomes</dc:creator>
    <meta:editing-duration>P1DT2H8M51S</meta:editing-duration>
    <meta:editing-cycles>10</meta:editing-cycles>
    <meta:generator>LibreOffice/3.5$Linux_X86_64 LibreOffice_project/350m1$Build-2</meta:generator>
    <meta:document-statistic meta:object-count="76"/>
  </office:meta>
</office:document-meta>
</file>